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are_by_no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0.0168595451686997" calcext:value-type="float">
            <text:p>0.0168595451687</text:p>
          </table:table-cell>
          <table:table-cell office:value-type="float" office:value="0.0167662457242841" calcext:value-type="float">
            <text:p>0.016766245724284</text:p>
          </table:table-cell>
          <table:table-cell office:value-type="float" office:value="0.0167371115967399" calcext:value-type="float">
            <text:p>0.016737111596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float" office:value="0.0170567317109089" calcext:value-type="float">
            <text:p>0.017056731710909</text:p>
          </table:table-cell>
          <table:table-cell office:value-type="float" office:value="0.0167158683616435" calcext:value-type="float">
            <text:p>0.016715868361644</text:p>
          </table:table-cell>
          <table:table-cell office:value-type="float" office:value="0.0167075555218617" calcext:value-type="float">
            <text:p>0.016707555521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A</text:p>
          </table:table-cell>
          <table:table-cell office:value-type="float" office:value="0.0171289454738144" calcext:value-type="float">
            <text:p>0.017128945473814</text:p>
          </table:table-cell>
          <table:table-cell office:value-type="float" office:value="0.0167596423707437" calcext:value-type="float">
            <text:p>0.016759642370744</text:p>
          </table:table-cell>
          <table:table-cell office:value-type="float" office:value="0.0166950716666179" calcext:value-type="float">
            <text:p>0.0166950716666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float" office:value="0.0160555601197605" calcext:value-type="float">
            <text:p>0.016055560119761</text:p>
          </table:table-cell>
          <table:table-cell office:value-type="float" office:value="0.0156087978432576" calcext:value-type="float">
            <text:p>0.015608797843258</text:p>
          </table:table-cell>
          <table:table-cell office:value-type="float" office:value="0.0156122086104006" calcext:value-type="float">
            <text:p>0.0156122086104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0.0158005020425965" calcext:value-type="float">
            <text:p>0.015800502042597</text:p>
          </table:table-cell>
          <table:table-cell office:value-type="float" office:value="0.0153181704149271" calcext:value-type="float">
            <text:p>0.015318170414927</text:p>
          </table:table-cell>
          <table:table-cell office:value-type="float" office:value="0.0152596553399538" calcext:value-type="float">
            <text:p>0.0152596553399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float" office:value="0.0160568282784273" calcext:value-type="float">
            <text:p>0.016056828278427</text:p>
          </table:table-cell>
          <table:table-cell office:value-type="float" office:value="0.015610051046436" calcext:value-type="float">
            <text:p>0.015610051046436</text:p>
          </table:table-cell>
          <table:table-cell office:value-type="float" office:value="0.0155131255509332" calcext:value-type="float">
            <text:p>0.0155131255509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0.0159803896676749" calcext:value-type="float">
            <text:p>0.015980389667675</text:p>
          </table:table-cell>
          <table:table-cell office:value-type="float" office:value="0.0154915021266788" calcext:value-type="float">
            <text:p>0.015491502126679</text:p>
          </table:table-cell>
          <table:table-cell office:value-type="float" office:value="0.0154487527906895" calcext:value-type="float">
            <text:p>0.015448752790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0.01585444342345" calcext:value-type="float">
            <text:p>0.01585444342345</text:p>
          </table:table-cell>
          <table:table-cell office:value-type="float" office:value="0.0150296036154032" calcext:value-type="float">
            <text:p>0.015029603615403</text:p>
          </table:table-cell>
          <table:table-cell office:value-type="float" office:value="0.0150685633998364" calcext:value-type="float">
            <text:p>0.0150685633998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office:value-type="float" office:value="0.0158494447823614" calcext:value-type="float">
            <text:p>0.015849444782361</text:p>
          </table:table-cell>
          <table:table-cell office:value-type="float" office:value="0.0153920862358063" calcext:value-type="float">
            <text:p>0.015392086235806</text:p>
          </table:table-cell>
          <table:table-cell office:value-type="float" office:value="0.0153708250727505" calcext:value-type="float">
            <text:p>0.0153708250727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office:value-type="float" office:value="0.0159638470504433" calcext:value-type="float">
            <text:p>0.015963847050443</text:p>
          </table:table-cell>
          <table:table-cell office:value-type="float" office:value="0.0151827363297343" calcext:value-type="float">
            <text:p>0.015182736329734</text:p>
          </table:table-cell>
          <table:table-cell office:value-type="float" office:value="0.0150870606303215" calcext:value-type="float">
            <text:p>0.0150870606303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float" office:value="0.0157729608472437" calcext:value-type="float">
            <text:p>0.015772960847244</text:p>
          </table:table-cell>
          <table:table-cell office:value-type="float" office:value="0.0148665709421039" calcext:value-type="float">
            <text:p>0.014866570942104</text:p>
          </table:table-cell>
          <table:table-cell office:value-type="float" office:value="0.0148327450733632" calcext:value-type="float">
            <text:p>0.0148327450733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B</text:p>
          </table:table-cell>
          <table:table-cell office:value-type="float" office:value="0.0157968141138554" calcext:value-type="float">
            <text:p>0.015796814113855</text:p>
          </table:table-cell>
          <table:table-cell office:value-type="float" office:value="0.0151711646467447" calcext:value-type="float">
            <text:p>0.015171164646745</text:p>
          </table:table-cell>
          <table:table-cell office:value-type="float" office:value="0.0148714534007013" calcext:value-type="float">
            <text:p>0.0148714534007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</text:p>
          </table:table-cell>
          <table:table-cell office:value-type="float" office:value="0.0159869103226811" calcext:value-type="float">
            <text:p>0.015986910322681</text:p>
          </table:table-cell>
          <table:table-cell office:value-type="float" office:value="0.015417650109157" calcext:value-type="float">
            <text:p>0.015417650109157</text:p>
          </table:table-cell>
          <table:table-cell office:value-type="float" office:value="0.0152428133878857" calcext:value-type="float">
            <text:p>0.0152428133878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.0154917615000159" calcext:value-type="float">
            <text:p>0.015491761500016</text:p>
          </table:table-cell>
          <table:table-cell office:value-type="float" office:value="0.0149397738277912" calcext:value-type="float">
            <text:p>0.014939773827791</text:p>
          </table:table-cell>
          <table:table-cell office:value-type="float" office:value="0.015066109597683" calcext:value-type="float">
            <text:p>0.0150661095976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0T17:42:52.289702047</dc:date>
    <meta:editing-duration>PT1M39S</meta:editing-duration>
    <meta:editing-cycles>1</meta:editing-cycles>
    <meta:document-statistic meta:table-count="1" meta:cell-count="73" meta:object-count="0"/>
    <meta:generator>LibreOffice/6.0.7.3$Linux_X86_64 LibreOffice_project/00m0$Build-3</meta:generator>
  </office:meta>
</office:document-meta>
</file>